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Page de garde</text:span></text:h>
      <text:p text:style-name="Text_20_body"><text:span text:style-name="Strong_20_Emphasis">Titre :</text:span> <text:span text:style-name="Strong_20_Emphasis">Créer un boîtier ESP32‑S3 Nano avec grille DHT11 et fixation triangulaire dans FreeCAD (sans code)</text:span></text:p>
      <text:p text:style-name="Text_20_body"><text:span text:style-name="Strong_20_Emphasis">Auteur :</text:span> Fabrice <text:span text:style-name="Strong_20_Emphasis">Logiciel :</text:span> FreeCAD <text:span text:style-name="Strong_20_Emphasis">Version :</text:span> 2026</text:p>
      <text:h text:style-name="Heading_20_1" text:outline-level="1"><text:span text:style-name="Strong_20_Emphasis">Sommaire</text:span></text:h>
      <text:list text:style-name="L1">
        <text:list-item>
          <text:p text:style-name="P1">Introduction</text:p>
        </text:list-item>
        <text:list-item>
          <text:p text:style-name="P1">Préparation du document</text:p>
        </text:list-item>
        <text:list-item>
          <text:p text:style-name="P1">Création du boîtier</text:p>
        </text:list-item>
        <text:list-item>
          <text:p text:style-name="P1">Création de la cavité interne</text:p>
        </text:list-item>
        <text:list-item>
          <text:p text:style-name="P1">Ajout de la cloison du compartiment pile</text:p>
        </text:list-item>
        <text:list-item>
          <text:p text:style-name="P1">Création des plots de fixation ESP32</text:p>
        </text:list-item>
        <text:list-item>
          <text:p text:style-name="P1">Découpe du port USB</text:p>
        </text:list-item>
        <text:list-item>
          <text:p text:style-name="P1">Création de la grille d’aération du DHT11</text:p>
        </text:list-item>
        <text:list-item>
          <text:p text:style-name="P1">Création du triangle de fixation du DHT11</text:p>
        </text:list-item>
        <text:list-item>
          <text:p text:style-name="P1">Création du couvercle</text:p>
        </text:list-item>
        <text:list-item>
          <text:p text:style-name="P1">Ajout des clips internes</text:p>
        </text:list-item>
        <text:list-item>
          <text:p text:style-name="P1">Finalisation</text:p>
        </text:list-item>
      </text:list>
      <text:h text:style-name="Heading_20_1" text:outline-level="1"><text:span text:style-name="Strong_20_Emphasis">1. Introduction</text:span></text:h>
      <text:p text:style-name="Text_20_body">Ce tutoriel explique comment modéliser un boîtier pour ESP32‑S3 Nano <text:span text:style-name="Strong_20_Emphasis">sans utiliser Python</text:span>, uniquement avec les outils standards de FreeCAD :</text:p>
      <text:list text:style-name="L2">
        <text:list-item>
          <text:p text:style-name="P2">boîtes, cylindres,</text:p>
        </text:list-item>
        <text:list-item>
          <text:p text:style-name="P2">opérations booléennes,</text:p>
        </text:list-item>
        <text:list-item>
          <text:p text:style-name="P2">esquisses,</text:p>
        </text:list-item>
        <text:list-item>
          <text:p text:style-name="P2">extrusions,</text:p>
        </text:list-item>
        <text:list-item>
          <text:p text:style-name="P2">alignements.</text:p>
        </text:list-item>
      </text:list>
      <text:p text:style-name="Text_20_body">Le boîtier inclut :</text:p>
      <text:list text:style-name="L3">
        <text:list-item>
          <text:p text:style-name="P3">une façade avec port USB,</text:p>
        </text:list-item>
        <text:list-item>
          <text:p text:style-name="P3">une grille d’aération pour DHT11,</text:p>
        </text:list-item>
        <text:list-item>
          <text:p text:style-name="P3">un triangle de fixation du DHT11,</text:p>
        </text:list-item>
        <text:list-item>
          <text:p text:style-name="P3"><text:soft-page-break/>un compartiment pile,</text:p>
        </text:list-item>
        <text:list-item>
          <text:p text:style-name="P3">un couvercle clipsé.</text:p>
        </text:list-item>
      </text:list>
      <text:h text:style-name="Heading_20_1" text:outline-level="1"><text:span text:style-name="Strong_20_Emphasis">2. Préparation du document</text:span></text:h>
      <text:list text:style-name="L4">
        <text:list-item>
          <text:p text:style-name="P4">Ouvre FreeCAD</text:p>
        </text:list-item>
        <text:list-item>
          <text:p text:style-name="P4">Crée un nouveau document</text:p>
        </text:list-item>
        <text:list-item>
          <text:p text:style-name="P4">Passe dans <text:span text:style-name="Strong_20_Emphasis">Part Design</text:span></text:p>
        </text:list-item>
        <text:list-item>
          <text:p text:style-name="P4">Crée un <text:span text:style-name="Strong_20_Emphasis">Body</text:span></text:p>
        </text:list-item>
        <text:list-item>
          <text:p text:style-name="P4">Active l’origine et les plans de référence</text:p>
        </text:list-item>
      </text:list>
      <text:h text:style-name="Heading_20_1" text:outline-level="1"><text:span text:style-name="Strong_20_Emphasis">3. Création du boîtier</text:span></text:h>
      <text:h text:style-name="Heading_20_3" text:outline-level="3">3.1. Esquisse de base</text:h>
      <text:list text:style-name="L5">
        <text:list-item>
          <text:p text:style-name="P5">Sélectionne le <text:span text:style-name="Strong_20_Emphasis">plan XY</text:span></text:p>
        </text:list-item>
        <text:list-item>
          <text:p text:style-name="P5">Crée une <text:span text:style-name="Strong_20_Emphasis">esquisse</text:span></text:p>
        </text:list-item>
        <text:list-item>
          <text:p text:style-name="P5">Dessine un rectangle de :</text:p>
          <text:list>
            <text:list-item>
              <text:p text:style-name="P5"><text:span text:style-name="Strong_20_Emphasis">120 mm</text:span> (X)</text:p>
            </text:list-item>
            <text:list-item>
              <text:p text:style-name="P5"><text:span text:style-name="Strong_20_Emphasis">80 mm</text:span> (Y)</text:p>
            </text:list-item>
          </text:list>
        </text:list-item>
        <text:list-item>
          <text:p text:style-name="P5">Contraints horizontale/verticale</text:p>
        </text:list-item>
        <text:list-item>
          <text:p text:style-name="P5">Centre le rectangle sur l’origine ou place‑le à ton goût</text:p>
        </text:list-item>
        <text:list-item>
          <text:p text:style-name="P5">Ferme l’esquisse</text:p>
        </text:list-item>
      </text:list>
      <text:h text:style-name="Heading_20_3" text:outline-level="3">3.2. Extrusion</text:h>
      <text:list text:style-name="L6">
        <text:list-item>
          <text:p text:style-name="P6">Sélectionne l’esquisse</text:p>
        </text:list-item>
        <text:list-item>
          <text:p text:style-name="P6">Fais <text:span text:style-name="Strong_20_Emphasis">Pad (Extrude)</text:span></text:p>
        </text:list-item>
        <text:list-item>
          <text:p text:style-name="P6">Hauteur : <text:span text:style-name="Strong_20_Emphasis">40 mm</text:span></text:p>
        </text:list-item>
      </text:list>
      <text:p text:style-name="Text_20_body">Tu as maintenant le bloc externe du boîtier.</text:p>
      <text:h text:style-name="Heading_20_1" text:outline-level="1"><text:span text:style-name="Strong_20_Emphasis">4. Création de la cavité interne</text:span></text:h>
      <text:h text:style-name="Heading_20_3" text:outline-level="3">4.1. Esquisse interne</text:h>
      <text:list text:style-name="L7">
        <text:list-item>
          <text:p text:style-name="P7">Sur la face supérieure du boîtier, crée une <text:span text:style-name="Strong_20_Emphasis">nouvelle esquisse</text:span></text:p>
        </text:list-item>
        <text:list-item>
          <text:p text:style-name="P7">Dessine un rectangle :</text:p>
          <text:list>
            <text:list-item>
              <text:p text:style-name="P7"><text:span text:style-name="Strong_20_Emphasis">116 mm × 76 mm</text:span> (épaisseur 2 mm tout autour)</text:p>
            </text:list-item>
          </text:list>
        </text:list-item>
        <text:list-item>
          <text:p text:style-name="P7"><text:soft-page-break/>Centre‑le dans le boîtier</text:p>
        </text:list-item>
        <text:list-item>
          <text:p text:style-name="P7">Ferme l’esquisse</text:p>
        </text:list-item>
      </text:list>
      <text:h text:style-name="Heading_20_3" text:outline-level="3">4.2. Poche</text:h>
      <text:list text:style-name="L8">
        <text:list-item>
          <text:p text:style-name="P8">Sélectionne l’esquisse</text:p>
        </text:list-item>
        <text:list-item>
          <text:p text:style-name="P8">Fais <text:span text:style-name="Strong_20_Emphasis">Pocket (Poche)</text:span></text:p>
        </text:list-item>
        <text:list-item>
          <text:p text:style-name="P8">Profondeur : <text:span text:style-name="Strong_20_Emphasis">38 mm</text:span></text:p>
        </text:list-item>
        <text:list-item>
          <text:p text:style-name="P8">Option : <text:span text:style-name="Emphasis">Through all</text:span> si disponible</text:p>
        </text:list-item>
      </text:list>
      <text:p text:style-name="Text_20_body">Tu obtiens la cavité interne.</text:p>
      <text:h text:style-name="Heading_20_1" text:outline-level="1"><text:span text:style-name="Strong_20_Emphasis">5. Ajout de la cloison du compartiment pile</text:span></text:h>
      <text:list text:style-name="L9">
        <text:list-item>
          <text:p text:style-name="P9">Sur le fond du boîtier, crée une <text:span text:style-name="Strong_20_Emphasis">esquisse</text:span></text:p>
        </text:list-item>
        <text:list-item>
          <text:p text:style-name="P9">Dessine un rectangle vertical de :</text:p>
          <text:list>
            <text:list-item>
              <text:p text:style-name="P9"><text:span text:style-name="Strong_20_Emphasis">2 mm</text:span> d’épaisseur</text:p>
            </text:list-item>
            <text:list-item>
              <text:p text:style-name="P9"><text:span text:style-name="Strong_20_Emphasis">20 mm</text:span> de hauteur</text:p>
            </text:list-item>
            <text:list-item>
              <text:p text:style-name="P9">Positionné à <text:span text:style-name="Strong_20_Emphasis">70 mm</text:span> depuis la façade</text:p>
            </text:list-item>
          </text:list>
        </text:list-item>
        <text:list-item>
          <text:p text:style-name="P9">Extrude vers le haut (Pad) : <text:span text:style-name="Strong_20_Emphasis">20 mm</text:span></text:p>
        </text:list-item>
      </text:list>
      <text:p text:style-name="Text_20_body">La cloison est en place.</text:p>
      <text:h text:style-name="Heading_20_1" text:outline-level="1"><text:span text:style-name="Strong_20_Emphasis">6. Création des plots ESP32</text:span></text:h>
      <text:p text:style-name="Text_20_body">Pour chaque plot :</text:p>
      <text:list text:style-name="L10">
        <text:list-item>
          <text:p text:style-name="P10">Passe en <text:span text:style-name="Strong_20_Emphasis">Part</text:span></text:p>
        </text:list-item>
        <text:list-item>
          <text:p text:style-name="P10">Crée un <text:span text:style-name="Strong_20_Emphasis">cylindre</text:span> :</text:p>
          <text:list>
            <text:list-item>
              <text:p text:style-name="P10">Rayon : <text:span text:style-name="Strong_20_Emphasis">2.5 mm</text:span></text:p>
            </text:list-item>
            <text:list-item>
              <text:p text:style-name="P10">Hauteur : <text:span text:style-name="Strong_20_Emphasis">6 mm</text:span></text:p>
            </text:list-item>
          </text:list>
        </text:list-item>
        <text:list-item>
          <text:p text:style-name="P10">Place‑le avec <text:span text:style-name="Strong_20_Emphasis">Placement</text:span> aux coordonnées des trous ESP32 :</text:p>
          <text:list>
            <text:list-item>
              <text:p text:style-name="P10">(10, 10)</text:p>
            </text:list-item>
            <text:list-item>
              <text:p text:style-name="P10">(50.64, 10)</text:p>
            </text:list-item>
            <text:list-item>
              <text:p text:style-name="P10">(10, 25.24)</text:p>
            </text:list-item>
            <text:list-item>
              <text:p text:style-name="P10">(50.64, 25.24)</text:p>
            </text:list-item>
          </text:list>
        </text:list-item>
        <text:list-item>
          <text:p text:style-name="P10">Fusionne les cylindres au boîtier : <text:span text:style-name="Strong_20_Emphasis">Part → Boolean → Union</text:span></text:p>
        </text:list-item>
      </text:list>
      <text:h text:style-name="Heading_20_3" text:outline-level="3"><text:soft-page-break/>Trous de vis</text:h>
      <text:list text:style-name="L11">
        <text:list-item>
          <text:p text:style-name="P11">Crée un cylindre :</text:p>
          <text:list>
            <text:list-item>
              <text:p text:style-name="P11">Rayon : <text:span text:style-name="Strong_20_Emphasis">1.1 mm</text:span></text:p>
            </text:list-item>
            <text:list-item>
              <text:p text:style-name="P11">Hauteur : <text:span text:style-name="Strong_20_Emphasis">8 mm</text:span></text:p>
            </text:list-item>
          </text:list>
        </text:list-item>
        <text:list-item>
          <text:p text:style-name="P11">Place‑le au centre du plot</text:p>
        </text:list-item>
        <text:list-item>
          <text:p text:style-name="P11">Fais <text:span text:style-name="Strong_20_Emphasis">Boolean → Cut</text:span> pour chaque trou</text:p>
        </text:list-item>
      </text:list>
      <text:h text:style-name="Heading_20_1" text:outline-level="1"><text:span text:style-name="Strong_20_Emphasis">7. Découpe du port USB</text:span></text:h>
      <text:list text:style-name="L12">
        <text:list-item>
          <text:p text:style-name="P12">Crée une <text:span text:style-name="Strong_20_Emphasis">boîte</text:span> :</text:p>
          <text:list>
            <text:list-item>
              <text:p text:style-name="P12">4 mm de haut</text:p>
            </text:list-item>
            <text:list-item>
              <text:p text:style-name="P12">10 mm de large</text:p>
            </text:list-item>
            <text:list-item>
              <text:p text:style-name="P12">4 mm de profondeur</text:p>
            </text:list-item>
          </text:list>
        </text:list-item>
        <text:list-item>
          <text:p text:style-name="P12">Place‑la en façade (X = 0)</text:p>
        </text:list-item>
        <text:list-item>
          <text:p text:style-name="P12">Ajuste la hauteur selon ton ESP32</text:p>
        </text:list-item>
        <text:list-item>
          <text:p text:style-name="P12">Fais <text:span text:style-name="Strong_20_Emphasis">Boolean → Cut</text:span></text:p>
        </text:list-item>
      </text:list>
      <text:h text:style-name="Heading_20_1" text:outline-level="1"><text:span text:style-name="Strong_20_Emphasis">8. Création de la grille d’aération du DHT11</text:span></text:h>
      <text:p text:style-name="Text_20_body">Pour chaque trou :</text:p>
      <text:list text:style-name="L13">
        <text:list-item>
          <text:p text:style-name="P13">Crée un <text:span text:style-name="Strong_20_Emphasis">cylindre</text:span> :</text:p>
          <text:list>
            <text:list-item>
              <text:p text:style-name="P13">Rayon : <text:span text:style-name="Strong_20_Emphasis">1.5 mm</text:span></text:p>
            </text:list-item>
            <text:list-item>
              <text:p text:style-name="P13">Hauteur : <text:span text:style-name="Strong_20_Emphasis">3 mm</text:span></text:p>
            </text:list-item>
          </text:list>
        </text:list-item>
        <text:list-item>
          <text:p text:style-name="P13">Oriente l’axe en <text:span text:style-name="Strong_20_Emphasis">X</text:span> (horizontal)</text:p>
        </text:list-item>
        <text:list-item>
          <text:p text:style-name="P13">Place‑le en façade, à droite du port USB</text:p>
        </text:list-item>
        <text:list-item>
          <text:p text:style-name="P13">Répète pour une grille <text:span text:style-name="Strong_20_Emphasis">4 × 4</text:span></text:p>
        </text:list-item>
        <text:list-item>
          <text:p text:style-name="P13">Sélectionne tous les cylindres → <text:span text:style-name="Strong_20_Emphasis">Boolean → Cut</text:span></text:p>
        </text:list-item>
      </text:list>
      <text:h text:style-name="Heading_20_1" text:outline-level="1"><text:span text:style-name="Strong_20_Emphasis">9. Création du triangle de fixation du DHT11</text:span></text:h>
      <text:h text:style-name="Heading_20_3" text:outline-level="3">9.1. Trou isolé (pointe du triangle)</text:h>
      <text:list text:style-name="L14">
        <text:list-item>
          <text:p text:style-name="P14">Crée un cylindre :</text:p>
          <text:list>
            <text:list-item>
              <text:p text:style-name="P14">Rayon : <text:span text:style-name="Strong_20_Emphasis">1.2 mm</text:span></text:p>
            </text:list-item>
            <text:list-item>
              <text:p text:style-name="P14">Hauteur : <text:span text:style-name="Strong_20_Emphasis">3 mm</text:span></text:p>
            </text:list-item>
          </text:list>
        </text:list-item>
        <text:list-item>
          <text:p text:style-name="P14">Place‑le :</text:p>
          <text:list>
            <text:list-item>
              <text:p text:style-name="P14"><text:soft-page-break/><text:span text:style-name="Strong_20_Emphasis">X = 8 mm</text:span> depuis la façade</text:p>
            </text:list-item>
            <text:list-item>
              <text:p text:style-name="P14">Aligné en Y avec la grille</text:p>
            </text:list-item>
          </text:list>
        </text:list-item>
        <text:list-item>
          <text:p text:style-name="P14">Boolean → Cut</text:p>
        </text:list-item>
      </text:list>
      <text:h text:style-name="Heading_20_3" text:outline-level="3">9.2. Base du triangle (2 trous)</text:h>
      <text:list text:style-name="L15">
        <text:list-item>
          <text:p text:style-name="P15">Crée deux cylindres identiques</text:p>
        </text:list-item>
        <text:list-item>
          <text:p text:style-name="P15">Place‑les :</text:p>
          <text:list>
            <text:list-item>
              <text:p text:style-name="P15"><text:span text:style-name="Strong_20_Emphasis">X = trou isolé + 32 mm</text:span></text:p>
            </text:list-item>
            <text:list-item>
              <text:p text:style-name="P15"><text:span text:style-name="Strong_20_Emphasis">Y = trou isolé ± 9 mm</text:span> (base = 18 mm)</text:p>
            </text:list-item>
          </text:list>
        </text:list-item>
        <text:list-item>
          <text:p text:style-name="P15">Boolean → Cut</text:p>
        </text:list-item>
      </text:list>
      <text:p text:style-name="Text_20_body">Tu obtiens un triangle isocèle parfait.</text:p>
      <text:h text:style-name="Heading_20_1" text:outline-level="1"><text:span text:style-name="Strong_20_Emphasis">10. Création du couvercle</text:span></text:h>
      <text:h text:style-name="Heading_20_3" text:outline-level="3">10.1. Plaque supérieure</text:h>
      <text:list text:style-name="L16">
        <text:list-item>
          <text:p text:style-name="P16">Crée une <text:span text:style-name="Strong_20_Emphasis">boîte</text:span> :</text:p>
          <text:list>
            <text:list-item>
              <text:p text:style-name="P16">120 × 80 × 2 mm</text:p>
            </text:list-item>
          </text:list>
        </text:list-item>
        <text:list-item>
          <text:p text:style-name="P16">Place‑la au‑dessus du boîtier</text:p>
        </text:list-item>
      </text:list>
      <text:h text:style-name="Heading_20_3" text:outline-level="3">10.2. Rebord interne</text:h>
      <text:list text:style-name="L17">
        <text:list-item>
          <text:p text:style-name="P17">Crée une boîte :</text:p>
          <text:list>
            <text:list-item>
              <text:p text:style-name="P17">116 × 76 × 8 mm</text:p>
            </text:list-item>
          </text:list>
        </text:list-item>
        <text:list-item>
          <text:p text:style-name="P17">Place‑la sous la plaque</text:p>
        </text:list-item>
        <text:list-item>
          <text:p text:style-name="P17">Fusionne les deux</text:p>
        </text:list-item>
      </text:list>
      <text:h text:style-name="Heading_20_1" text:outline-level="1"><text:span text:style-name="Strong_20_Emphasis">11. Ajout des clips internes</text:span></text:h>
      <text:p text:style-name="Text_20_body">Pour chaque clip :</text:p>
      <text:list text:style-name="L18">
        <text:list-item>
          <text:p text:style-name="P18">Crée une boîte :</text:p>
          <text:list>
            <text:list-item>
              <text:p text:style-name="P18">2 × 10 × 5 mm</text:p>
            </text:list-item>
          </text:list>
        </text:list-item>
        <text:list-item>
          <text:p text:style-name="P18">Place‑la contre une paroi interne du couvercle</text:p>
        </text:list-item>
        <text:list-item>
          <text:p text:style-name="P18">Répète pour les 4 coins</text:p>
        </text:list-item>
        <text:list-item>
          <text:p text:style-name="P18">Fusionne au couvercle</text:p>
        </text:list-item>
      </text:list>
      <text:h text:style-name="Heading_20_1" text:outline-level="1"><text:soft-page-break/><text:span text:style-name="Strong_20_Emphasis">12. Finalisation</text:span></text:h>
      <text:list text:style-name="L19">
        <text:list-item>
          <text:p text:style-name="P19">Vérifie les collisions</text:p>
        </text:list-item>
        <text:list-item>
          <text:p text:style-name="P19">Ajuste les placements si nécessaire</text:p>
        </text:list-item>
        <text:list-item>
          <text:p text:style-name="P19">Sauvegarde ton fichier</text:p>
        </text:list-item>
        <text:list-item>
          <text:p text:style-name="P19">Exporte en STL pour impression 3D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01:37:29.726928624</meta:creation-date>
    <dc:date>2026-01-14T01:38:34.451273285</dc:date>
    <meta:editing-duration>PT1M6S</meta:editing-duration>
    <meta:editing-cycles>1</meta:editing-cycles>
    <meta:document-statistic meta:table-count="0" meta:image-count="0" meta:object-count="0" meta:page-count="6" meta:paragraph-count="144" meta:word-count="785" meta:character-count="3799" meta:non-whitespace-character-count="3268"/>
    <meta:generator>LibreOffice/7.4.7.2$Linux_X86_64 LibreOffice_project/40$Build-2</meta:generator>
  </office:meta>
</office:document-meta>
</file>